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ab8" officeooo:paragraph-rsid="00173ab8"/>
    </style:style>
    <style:style style:name="P2" style:family="paragraph" style:parent-style-name="Standard">
      <style:text-properties officeooo:paragraph-rsid="00173ab8"/>
    </style:style>
    <style:style style:name="P3" style:family="paragraph" style:parent-style-name="Standard">
      <style:text-properties fo:color="#000000" officeooo:rsid="00190f70" officeooo:paragraph-rsid="00190f70"/>
    </style:style>
    <style:style style:name="P4" style:family="paragraph" style:parent-style-name="Standard">
      <style:text-properties fo:color="#000000" officeooo:rsid="001a0eea" officeooo:paragraph-rsid="001a0eea"/>
    </style:style>
    <style:style style:name="P5" style:family="paragraph" style:parent-style-name="Standard">
      <style:text-properties officeooo:paragraph-rsid="00190f70"/>
    </style:style>
    <style:style style:name="P6" style:family="paragraph" style:parent-style-name="Standard">
      <style:text-properties officeooo:paragraph-rsid="001a0eea"/>
    </style:style>
    <style:style style:name="P7" style:family="paragraph" style:parent-style-name="Standard">
      <style:text-properties officeooo:rsid="001a0eea" officeooo:paragraph-rsid="001a0eea"/>
    </style:style>
    <style:style style:name="P8" style:family="paragraph" style:parent-style-name="Standard">
      <style:text-properties officeooo:rsid="001a73c7" officeooo:paragraph-rsid="001a73c7"/>
    </style:style>
    <style:style style:name="P9" style:family="paragraph" style:parent-style-name="Standard">
      <style:text-properties fo:color="#000000" officeooo:rsid="001a0eea" officeooo:paragraph-rsid="001a0eea"/>
    </style:style>
    <style:style style:name="P10" style:family="paragraph" style:parent-style-name="Standard">
      <style:text-properties officeooo:rsid="00173ab8" officeooo:paragraph-rsid="00173ab8"/>
    </style:style>
    <style:style style:name="P11" style:family="paragraph" style:parent-style-name="Standard">
      <style:text-properties officeooo:rsid="00173ab8" officeooo:paragraph-rsid="001c281b"/>
    </style:style>
    <style:style style:name="P12" style:family="paragraph" style:parent-style-name="Standard">
      <style:text-properties officeooo:rsid="001c281b" officeooo:paragraph-rsid="001c281b"/>
    </style:style>
    <style:style style:name="T1" style:family="text">
      <style:text-properties officeooo:rsid="00173ab8"/>
    </style:style>
    <style:style style:name="T2" style:family="text">
      <style:text-properties fo:color="#00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officeooo:rsid="00190f70"/>
    </style:style>
    <style:style style:name="T5" style:family="text">
      <style:text-properties fo:color="#000000" officeooo:rsid="001a0eea"/>
    </style:style>
    <style:style style:name="T6" style:family="text">
      <style:text-properties officeooo:rsid="00190f70"/>
    </style:style>
    <style:style style:name="T7" style:family="text">
      <style:text-properties officeooo:rsid="001a0e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STITUTO FEDERAL DA BAHIA</text:p>
      <text:p text:style-name="P12">ALUNO: DEIVID GOMES SILVA</text:p>
      <text:p text:style-name="P12">TURMA 441.</text:p>
      <text:p text:style-name="P11"/>
      <text:p text:style-name="P1">CODIGO:</text:p>
      <text:p text:style-name="P1"/>
      <text:p text:style-name="P1">GNU nano 2.5.3 <text:s text:c="29"/>Arquivo: simplewifitopology.py.save.2 <text:s text:c="67"/></text:p>
      <text:p text:style-name="P1"/>
      <text:p text:style-name="P1">#!/usr/bin/python</text:p>
      <text:p text:style-name="P1"/>
      <text:p text:style-name="P1">'This example creates a simple network topology with 1 AP and 2 stations'</text:p>
      <text:p text:style-name="P1"/>
      <text:p text:style-name="P1">from mininet.net import Mininet</text:p>
      <text:p text:style-name="P1">from mininet.node import <text:s/>Controller, OVSKernelAP</text:p>
      <text:p text:style-name="P1">from mininet.cli import CLI</text:p>
      <text:p text:style-name="P1">from mininet.log import setLogLevel</text:p>
      <text:p text:style-name="P1">from mininet.link import TCLink</text:p>
      <text:p text:style-name="P1"/>
      <text:p text:style-name="P1">def topology():</text:p>
      <text:p text:style-name="P1"><text:s text:c="4"/>"Create a network."</text:p>
      <text:p text:style-name="P1"><text:s text:c="4"/>net = Mininet(controller=Controller, link=TCLink, accessPoint=OVSKernelAP)</text:p>
      <text:p text:style-name="P1"/>
      <text:p text:style-name="P1"><text:s text:c="4"/>print "*** Creating nodes"</text:p>
      <text:p text:style-name="P1"><text:s text:c="4"/>h1 = net.addHost('h1', ip='176.16.10.1/27')</text:p>
      <text:p text:style-name="P1"><text:s text:c="4"/>h2 = net.addHost('h2', ip='176.16.10.24/27')</text:p>
      <text:p text:style-name="P1"><text:s text:c="4"/>s1 = net.addSwitch('s1')</text:p>
      <text:p text:style-name="P1"/>
      <text:p text:style-name="P1"><text:s text:c="4"/>c0 = net.addController('c0', controller=Controller, ip='127.0.0.1', port=6633)</text:p>
      <text:p text:style-name="P1"/>
      <text:p text:style-name="P1"><text:s text:c="4"/>print "*** Configuring wifi nodes"</text:p>
      <text:p text:style-name="P1"><text:s text:c="4"/>net.configureWifiNodes()</text:p>
      <text:p text:style-name="P1"/>
      <text:p text:style-name="P1"><text:s text:c="4"/>print "*** Associating Stations"</text:p>
      <text:p text:style-name="P1"><text:s text:c="4"/>net.addLink(h1, s1)</text:p>
      <text:p text:style-name="P1"><text:s text:c="4"/>net.addLink(h2, s1)</text:p>
      <text:p text:style-name="P1"/>
      <text:p text:style-name="P1"><text:s text:c="4"/>print "*** Starting network"</text:p>
      <text:p text:style-name="P1"><text:s text:c="4"/>net.build()</text:p>
      <text:p text:style-name="P1"><text:s text:c="4"/>c0.start()</text:p>
      <text:p text:style-name="P1"><text:s text:c="4"/>s1.start([c0])</text:p>
      <text:p text:style-name="P1"/>
      <text:p text:style-name="P1"><text:s text:c="4"/>print "*** Running CLI"</text:p>
      <text:p text:style-name="P1"><text:s text:c="4"/>CLI(net)</text:p>
      <text:p text:style-name="P1"/>
      <text:p text:style-name="P1"><text:s text:c="4"/>print "*** Stopping network"</text:p>
      <text:p text:style-name="P1"><text:s text:c="4"/>net.stop()</text:p>
      <text:p text:style-name="P1"/>
      <text:p text:style-name="P1">if __name__ == '__main__':</text:p>
      <text:p text:style-name="P1"><text:s text:c="4"/>setLogLevel('info')</text:p>
      <text:p text:style-name="P1"><text:s text:c="4"/>topology()</text:p>
      <text:p text:style-name="P1"/>
      <text:p text:style-name="P1"/>
      <text:p text:style-name="P1"><text:soft-page-break/>Questão 01)</text:p>
      <text:p text:style-name="P2"><text:span text:style-name="T1">- ICMP (</text:span>Internet Control Message Protocol<text:span text:style-name="T1">)</text:span></text:p>
      <text:p text:style-name="P1">- “Request” e “Reply”</text:p>
      <text:p text:style-name="P1"/>
      <text:p text:style-name="P1">Questão 02)</text:p>
      <text:p text:style-name="P1"><text:span text:style-name="T3">Request for Comments RFC</text:span><text:span text:style-name="T2"> são documentos técnicos desenvolvidos pelo IETF, instituição que especifica os padrões que serão implementados e na internet.</text:span></text:p>
      <text:p text:style-name="P5"><text:span text:style-name="T4">ICMP, RFC 792. Data: </text:span>Se<text:span text:style-name="T6">tembro de</text:span> 1981.</text:p>
      <text:p text:style-name="P3"><text:s/></text:p>
      <text:p text:style-name="P3">Questão 03)</text:p>
      <text:p text:style-name="P3"/>
      <text:p text:style-name="P4">a) Nome: Ethernet <text:s/>Endereço de HW 1c:65:9d:71:b7:32 <text:s/></text:p>
      <text:p text:style-name="P4">b) Mascara: 255.255.248.0, sim é /21.</text:p>
      <text:p text:style-name="P6"><text:span text:style-name="T5">c) </text:span>8192 <text:span text:style-name="T7">sub-redes.</text:span></text:p>
      <text:p text:style-name="P7">d) Endereço de rede: 10.17.8.47</text:p>
      <text:p text:style-name="P7">e) Broadcast: 10.17.15.255</text:p>
      <text:p text:style-name="P8">f) Gateway: 10.17.1.0</text:p>
      <text:p text:style-name="P8"/>
      <text:p text:style-name="P8">Questão 04)</text:p>
      <text:p text:style-name="P8">a) Uma outra maquina do laboratório:</text:p>
      <text:p text:style-name="P8">traceroute to 10.17.8.49 (10.17.8.49), 30 hops max, 60 byte packets</text:p>
      <text:p text:style-name="P8"><text:s/>1 <text:s/>* 10.17.8.49 (10.17.8.49) <text:s/>52.208 ms <text:s/>53.068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48:37.718320131</meta:creation-date>
    <dc:date>2017-08-22T08:39:56.057332055</dc:date>
    <meta:editing-duration>PT10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4" meta:word-count="216" meta:character-count="1842" meta:non-whitespace-character-count="1485"/>
  </office:meta>
</office:document-meta>
</file>